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2"/>
      <text:p text:style-name="P22">Si no s'indica una altra cosa, el format d'enntrega de tasques és en document PDF.</text:p>
      <text:p text:style-name="P3"/>
      <text:p text:style-name="P15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913754344583651862" text:style-name="L1">
        <text:list-item>
          <text:p text:style-name="P31">Nom </text:p>
        </text:list-item>
        <text:list-item>
          <text:p text:style-name="P31">Sistema operatiu del PC utilitzat a casa</text:p>
        </text:list-item>
      </text:list>
      <text:p text:style-name="P23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6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4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7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5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8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26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34"><text:a xlink:type="simple" xlink:href="https://paulinoposada.github.io/web_e/web_e_2425/documents/ta/ta_04_sol.pdf">Solució tasca 4</text:a></text:p>
      <text:p text:style-name="P19"/>
      <text:p text:style-name="P30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3"/>
      <text:p text:style-name="P13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3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34"><text:a xlink:type="simple" xlink:href="https://paulinoposada.github.io/web_e/web_e_2425/documents/ta/ta_05_sol.pdf">Solució tasca 5</text:a></text:p>
      <text:p text:style-name="P20"/>
      <text:p text:style-name="P20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4"/>
      <text:p text:style-name="P14"/>
      <text:p text:style-name="P14">Entregar en format pdf.<text:line-break/><text:line-break/>Indicar el nom en el full amb la tarea.</text:p>
      <text:p text:style-name="P14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34"><text:a xlink:type="simple" xlink:href="https://paulinoposada.github.io/web_e/web_e_2425/documents/ta/ta_06_sol.pdf">Solució tasca 6</text:a></text:p>
      <text:p text:style-name="P9"/>
      <text:p text:style-name="P35"/>
      <text:p text:style-name="P37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27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34"><text:a xlink:type="simple" xlink:href="https://paulinoposada.github.io/web_e/web_e_2425/documents/ta/ta_07_sol.pdf">Solució tasca 7</text:a></text:p>
      <text:p text:style-name="P36"/>
      <text:p text:style-name="P36"/>
      <text:p text:style-name="P36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28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34"><text:a xlink:type="simple" xlink:href="https://paulinoposada.github.io/web_e/web_e_2425/documents/ta/ta_08_sol.pdf">Solució tasca 8</text:a></text:p>
      <text:p text:style-name="P21"/>
      <text:p text:style-name="P21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29"/>
      <text:p text:style-name="P12">El termini d'entrega és di<text:span text:style-name="T14">mecres</text:span> <text:span text:style-name="T15">30</text:span>/<text:span text:style-name="T5">10</text:span>/24 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6T12:22:45.820746992</dc:date>
    <meta:editing-duration>PT6M55S</meta:editing-duration>
    <meta:editing-cycles>25</meta:editing-cycles>
    <meta:document-statistic meta:table-count="0" meta:image-count="0" meta:object-count="0" meta:page-count="3" meta:paragraph-count="39" meta:word-count="350" meta:character-count="2206" meta:non-whitespace-character-count="1889"/>
  </office:meta>
</office:document-meta>
</file>